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FieldTest_special_reader.test_special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ingFieldTest_special_reader.test_speci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